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813" officeooo:paragraph-rsid="00121813"/>
    </style:style>
    <style:style style:name="P2" style:family="paragraph" style:parent-style-name="Standard">
      <style:paragraph-properties fo:text-align="end" style:justify-single-word="false"/>
      <style:text-properties officeooo:rsid="00121813" officeooo:paragraph-rsid="00121813"/>
    </style:style>
    <style:style style:name="P3" style:family="paragraph" style:parent-style-name="Standard">
      <style:paragraph-properties fo:text-align="center" style:justify-single-word="false"/>
      <style:text-properties officeooo:rsid="00121813" officeooo:paragraph-rsid="00121813"/>
    </style:style>
    <style:style style:name="P4" style:family="paragraph" style:parent-style-name="Standard">
      <style:paragraph-properties fo:text-align="start" style:justify-single-word="false"/>
      <style:text-properties officeooo:rsid="00121813" officeooo:paragraph-rsid="00121813"/>
    </style:style>
    <style:style style:name="P5" style:family="paragraph" style:parent-style-name="Standard">
      <style:paragraph-properties fo:line-height="150%" fo:text-align="justify" style:justify-single-word="false"/>
      <style:text-properties officeooo:rsid="00121813" officeooo:paragraph-rsid="00121813"/>
    </style:style>
    <style:style style:name="P6" style:family="paragraph" style:parent-style-name="Standard">
      <style:paragraph-properties fo:text-align="justify" style:justify-single-word="false"/>
      <style:text-properties officeooo:rsid="00121813" officeooo:paragraph-rsid="00121813"/>
    </style:style>
    <style:style style:name="P7" style:family="paragraph" style:parent-style-name="Standard">
      <style:paragraph-properties fo:text-align="justify" style:justify-single-word="false"/>
      <style:text-properties officeooo:rsid="00121813" officeooo:paragraph-rsid="0012a945"/>
    </style:style>
    <style:style style:name="P8" style:family="paragraph" style:parent-style-name="Standard">
      <style:paragraph-properties fo:line-height="150%" fo:text-align="justify" style:justify-single-word="false"/>
      <style:text-properties officeooo:rsid="0012a945" officeooo:paragraph-rsid="0012a945"/>
    </style:style>
    <style:style style:name="P9" style:family="paragraph" style:parent-style-name="Standard">
      <style:paragraph-properties fo:text-align="justify" style:justify-single-word="false"/>
      <style:text-properties officeooo:rsid="0012a945" officeooo:paragraph-rsid="0012a945"/>
    </style:style>
    <style:style style:name="P10" style:family="paragraph" style:parent-style-name="Standard">
      <style:paragraph-properties fo:text-align="justify" style:justify-single-word="false"/>
      <style:text-properties officeooo:rsid="0013dc0a" officeooo:paragraph-rsid="0013dc0a"/>
    </style:style>
    <style:style style:name="P11" style:family="paragraph" style:parent-style-name="Standard">
      <style:paragraph-properties fo:text-align="start" style:justify-single-word="false"/>
      <style:text-properties fo:font-weight="bold" officeooo:rsid="00121813" officeooo:paragraph-rsid="00121813" style:font-weight-asian="bold" style:font-weight-complex="bold"/>
    </style:style>
    <style:style style:name="P12" style:family="paragraph" style:parent-style-name="Standard">
      <style:paragraph-properties fo:text-align="justify" style:justify-single-word="false"/>
      <style:text-properties fo:font-weight="bold" officeooo:rsid="0012a945" officeooo:paragraph-rsid="0012a945" style:font-weight-asian="bold" style:font-weight-complex="bold"/>
    </style:style>
    <style:style style:name="P13" style:family="paragraph" style:parent-style-name="Standard">
      <style:paragraph-properties fo:text-align="justify" style:justify-single-word="false"/>
      <style:text-properties fo:font-weight="bold" officeooo:rsid="0013dc0a" officeooo:paragraph-rsid="0013dc0a" style:font-weight-asian="bold" style:font-weight-complex="bold"/>
    </style:style>
    <style:style style:name="P14" style:family="paragraph" style:parent-style-name="Standard">
      <style:paragraph-properties fo:text-align="justify" style:justify-single-word="false"/>
      <style:text-properties fo:font-weight="bold" officeooo:rsid="00140a7a" officeooo:paragraph-rsid="00140a7a" style:font-weight-asian="bold" style:font-weight-complex="bold"/>
    </style:style>
    <style:style style:name="P15" style:family="paragraph" style:parent-style-name="Standard">
      <style:paragraph-properties fo:text-align="justify" style:justify-single-word="false"/>
      <style:text-properties fo:font-weight="bold" officeooo:rsid="001d5599" officeooo:paragraph-rsid="001d5599" style:font-weight-asian="bold" style:font-weight-complex="bold"/>
    </style:style>
    <style:style style:name="P16" style:family="paragraph" style:parent-style-name="Standard">
      <style:paragraph-properties fo:text-align="start" style:justify-single-word="false"/>
      <style:text-properties fo:font-weight="bold" officeooo:rsid="001d5599" officeooo:paragraph-rsid="001d5599" style:font-weight-asian="bold" style:font-weight-complex="bold"/>
    </style:style>
    <style:style style:name="P17" style:family="paragraph" style:parent-style-name="Standard">
      <style:paragraph-properties fo:text-align="center" style:justify-single-word="false"/>
      <style:text-properties fo:font-size="13pt" fo:font-weight="bold" officeooo:rsid="00121813" officeooo:paragraph-rsid="00121813" style:font-size-asian="13pt" style:font-weight-asian="bold" style:font-size-complex="13pt" style:font-weight-complex="bold"/>
    </style:style>
    <style:style style:name="P18" style:family="paragraph" style:parent-style-name="Standard">
      <style:paragraph-properties fo:text-align="justify" style:justify-single-word="false"/>
      <style:text-properties officeooo:rsid="00140a7a" officeooo:paragraph-rsid="00140a7a"/>
    </style:style>
    <style:style style:name="P19" style:family="paragraph" style:parent-style-name="Standard">
      <style:paragraph-properties fo:text-align="start" style:justify-single-word="false"/>
      <style:text-properties officeooo:rsid="0014a23a" officeooo:paragraph-rsid="0014a23a"/>
    </style:style>
    <style:style style:name="P20" style:family="paragraph" style:parent-style-name="Standard">
      <style:paragraph-properties fo:text-align="justify" style:justify-single-word="false"/>
      <style:text-properties officeooo:rsid="0014a23a" officeooo:paragraph-rsid="0014a23a"/>
    </style:style>
    <style:style style:name="P21" style:family="paragraph" style:parent-style-name="Standard">
      <style:paragraph-properties fo:line-height="150%" fo:text-align="justify" style:justify-single-word="false"/>
      <style:text-properties officeooo:rsid="00168b8c" officeooo:paragraph-rsid="00168b8c"/>
    </style:style>
    <style:style style:name="P22" style:family="paragraph" style:parent-style-name="Standard">
      <style:paragraph-properties fo:line-height="100%" fo:text-align="justify" style:justify-single-word="false"/>
      <style:text-properties officeooo:rsid="00168b8c" officeooo:paragraph-rsid="00168b8c"/>
    </style:style>
    <style:style style:name="P23" style:family="paragraph" style:parent-style-name="Standard">
      <style:paragraph-properties fo:text-align="justify" style:justify-single-word="false"/>
      <style:text-properties officeooo:rsid="00168b8c" officeooo:paragraph-rsid="00168b8c"/>
    </style:style>
    <style:style style:name="P24" style:family="paragraph" style:parent-style-name="Standard">
      <style:paragraph-properties fo:text-align="justify" style:justify-single-word="false"/>
      <style:text-properties officeooo:rsid="00173002" officeooo:paragraph-rsid="00173002"/>
    </style:style>
    <style:style style:name="P25" style:family="paragraph" style:parent-style-name="Standard">
      <style:paragraph-properties fo:line-height="100%" fo:text-align="justify" style:justify-single-word="false"/>
      <style:text-properties officeooo:rsid="001ae3d3" officeooo:paragraph-rsid="001ae3d3"/>
    </style:style>
    <style:style style:name="P26" style:family="paragraph" style:parent-style-name="Standard">
      <style:paragraph-properties fo:line-height="100%" fo:text-align="justify" style:justify-single-word="false"/>
      <style:text-properties officeooo:rsid="001ae3d3" officeooo:paragraph-rsid="001b7cd6"/>
    </style:style>
    <style:style style:name="P27" style:family="paragraph" style:parent-style-name="Standard">
      <style:paragraph-properties fo:text-align="justify" style:justify-single-word="false"/>
      <style:text-properties officeooo:rsid="001ae3d3" officeooo:paragraph-rsid="001ae3d3"/>
    </style:style>
    <style:style style:name="P28" style:family="paragraph" style:parent-style-name="Standard">
      <style:paragraph-properties fo:text-align="start" style:justify-single-word="false"/>
      <style:text-properties officeooo:rsid="001d5599" officeooo:paragraph-rsid="001d5599"/>
    </style:style>
    <style:style style:name="P29" style:family="paragraph" style:parent-style-name="Standard">
      <style:paragraph-properties fo:text-align="justify" style:justify-single-word="false"/>
      <style:text-properties officeooo:rsid="001d5599" officeooo:paragraph-rsid="001d5599"/>
    </style:style>
    <style:style style:name="P30" style:family="paragraph" style:parent-style-name="Standard">
      <style:paragraph-properties fo:margin-top="0cm" fo:margin-bottom="0cm" loext:contextual-spacing="false" fo:line-height="150%" fo:text-align="justify" style:justify-single-word="false"/>
      <style:text-properties officeooo:rsid="0012a945" officeooo:paragraph-rsid="0012a945"/>
    </style:style>
    <style:style style:name="T1" style:family="text">
      <style:text-properties officeooo:rsid="0012a945"/>
    </style:style>
    <style:style style:name="T2" style:family="text">
      <style:text-properties officeooo:rsid="0013dc0a"/>
    </style:style>
    <style:style style:name="T3" style:family="text">
      <style:text-properties officeooo:rsid="00140a7a"/>
    </style:style>
    <style:style style:name="T4" style:family="text">
      <style:text-properties officeooo:rsid="0014a23a"/>
    </style:style>
    <style:style style:name="T5" style:family="text">
      <style:text-properties officeooo:rsid="00159b79"/>
    </style:style>
    <style:style style:name="T6" style:family="text">
      <style:text-properties officeooo:rsid="00168b8c"/>
    </style:style>
    <style:style style:name="T7" style:family="text">
      <style:text-properties officeooo:rsid="00173002"/>
    </style:style>
    <style:style style:name="T8" style:family="text">
      <style:text-properties officeooo:rsid="00185ffa"/>
    </style:style>
    <style:style style:name="T9" style:family="text">
      <style:text-properties officeooo:rsid="00198ab0"/>
    </style:style>
    <style:style style:name="T10" style:family="text">
      <style:text-properties officeooo:rsid="001ae3d3"/>
    </style:style>
    <style:style style:name="T11" style:family="text">
      <style:text-properties officeooo:rsid="001b7cd6"/>
    </style:style>
    <style:style style:name="T12" style:family="text">
      <style:text-properties officeooo:rsid="001d55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ksandra Ojdana, 198842<text:tab/><text:tab/><text:tab/><text:tab/><text:tab/><text:tab/><text:tab/>Wrocław, 07.04.2019</text:p>
      <text:p text:style-name="P1">PT-N-17</text:p>
      <text:p text:style-name="P2">Prowadzący: dr Piotr Patronik</text:p>
      <text:p text:style-name="P2"/>
      <text:p text:style-name="P17">Laboratorium Organizacja i Architektura Komputerów</text:p>
      <text:p text:style-name="P17">Podstawowe operacje arytmetyczne, I/O standardowego wejścia/wyjścia, zawartość stosu</text:p>
      <text:p text:style-name="P3"/>
      <text:p text:style-name="P4"/>
      <text:p text:style-name="P11">1.<text:tab/>Treść ćwiczenia</text:p>
      <text:p text:style-name="P11"/>
      <text:p text:style-name="P11">1.1<text:tab/>Zakres i program ćwiczenia</text:p>
      <text:p text:style-name="P4"/>
      <text:p text:style-name="P5"><text:tab/>Celem ćwiczenia była realizacja następujących programów <text:span text:style-name="T2">w języku asembler</text:span>:</text:p>
      <text:p text:style-name="P6"><text:tab/>- wykonującego podstawowe operacji arytmetycznych (dodawanie, odejmowanie, mnożenie, dzielenie) dla liczb o precyzji powyżej 64 bitów,<text:tab/></text:p>
      <text:p text:style-name="P6"><text:tab/>- <text:s/>drukującego na standardowe wyjście parametry swojego wywołania, w tym ścieżkę do programu oraz zawartość środowiska,</text:p>
      <text:p text:style-name="P6"><text:tab/>- <text:span text:style-name="T1">pobierający cyfry w systemie z bazą 16 o precyzji powyżej 64 bitów ze standardowego wyjścia oraz wyświetlający pobraną liczbę na standardowe wyjście,</text:span></text:p>
      <text:p text:style-name="P7"><text:tab/>- <text:span text:style-name="T1">pobierający cyfry w systemie z bazą 10 o precyzji powyżej 64 bitów ze standardowego</text:span></text:p>
      <text:p text:style-name="P7"><text:span text:style-name="T1">wyjścia oraz wyświetlający pobraną liczbę na standardowe wyjście,</text:span></text:p>
      <text:p text:style-name="P7"><text:tab/>- <text:span text:style-name="T1">program wczytujący liczby z wykorzystaniem opcji: int $0x80, printf/scanf, podanych jako parametry programu.</text:span></text:p>
      <text:p text:style-name="P7"/>
      <text:p text:style-name="P9">W trakcie ćwiczeń obowiązywała znajomość poniżej wymienionych komend debuggera, które poza znajomością, należało również umieć zastosować.</text:p>
      <text:p text:style-name="P30">Wymagane komendy debuggera:</text:p>
      <text:p text:style-name="P9"><text:tab/>- dissassemble (w tym disassemble /r, disassemble _start, disassemble _start +10, itp.)</text:p>
      <text:p text:style-name="P9"><text:tab/>- breakpoint, delete, watch, condition</text:p>
      <text:p text:style-name="P9"><text:tab/>- step, stepi, next, nexti, cont, finish</text:p>
      <text:p text:style-name="P9"><text:tab/>- info registers, info all-registers, print, display</text:p>
      <text:p text:style-name="P9"><text:tab/>- x ( w tym x/Nbx adres, x /Nxf, x/Ni _start, itp.)</text:p>
      <text:p text:style-name="P9"><text:tab/>- dump (wraz z następującym wypisaniem zawartości przy użyciu programu hexdump -C)</text:p>
      <text:p text:style-name="P9"/>
      <text:p text:style-name="P8">Dodatkowo na ćwiczeniach wymagana była <text:span text:style-name="T2">umiejętność omówienia zagadnień dotyczących:</text:span></text:p>
      <text:p text:style-name="P9"><text:tab/>- <text:span text:style-name="T2">przekazywanie parametrów do funkcji bibliotecznych</text:span></text:p>
      <text:p text:style-name="P9"><text:tab/>- <text:span text:style-name="T2">zaprezentowania ramki stosu dla wywołania funkcji bibliotecznej, w tym przekazywania <text:tab/>parametrów, na poziomie gdb, z użyciem komendy x</text:span></text:p>
      <text:p text:style-name="P9"><text:tab/>- <text:span text:style-name="T5">zawartość stosu w momencie uruchomienia funkcji _start</text:span></text:p>
      <text:p text:style-name="P9"/>
      <text:p text:style-name="P9"/>
      <text:p text:style-name="P12">1.2 Zadania zrealizowane podczas ćwiczeń</text:p>
      <text:p text:style-name="P9"/>
      <text:p text:style-name="P9"><text:tab/>- program <text:span text:style-name="T2">wyświetlający w konsoli parametry swojego wywołania oraz zawartość <text:tab/>środowiska</text:span></text:p>
      <text:p text:style-name="P9"><text:tab/>- <text:span text:style-name="T2">program dodający liczby o precyzji powyżej 64 bitów</text:span></text:p>
      <text:p text:style-name="P9"><text:tab/>- <text:span text:style-name="T2">program odejmujący liczby o precyzji powyżej 64 bitów</text:span></text:p>
      <text:p text:style-name="P9"><text:tab/>- <text:span text:style-name="T2">poznanie oraz użycie obowiązujących komend debuggera</text:span></text:p>
      <text:p text:style-name="P9"><text:tab/>- <text:span text:style-name="T2">zapoznanie się z dodatkowymi zagadnieniami: przekazywanie parametrów do funkcji <text:tab/>bibliotecznych i prezentowanie ramki stosu na poziomie gdb</text:span></text:p>
      <text:p text:style-name="P9"><text:soft-page-break/></text:p>
      <text:p text:style-name="P9"/>
      <text:p text:style-name="P13">1.3 Zadania zrealizowane poza ćwiczeniami</text:p>
      <text:p text:style-name="P10"/>
      <text:p text:style-name="P10"><text:tab/>- program pobierający cyfry w bazie 16, ze standardowego wejścia i wypisujący je na <text:tab/>standardowe wyjście</text:p>
      <text:p text:style-name="P10"><text:tab/>- program pobierający cyfry w bazie 10, ze standardowego wejścia i wypisujący je na <text:tab/>standardowe wyjście</text:p>
      <text:p text:style-name="P10"><text:tab/>- program wczytujący liczby wykorzystujący printf/scanf</text:p>
      <text:p text:style-name="P10"><text:tab/>- <text:span text:style-name="T3">program wczytujący liczby podane jako parametry programu</text:span></text:p>
      <text:p text:style-name="P10"/>
      <text:p text:style-name="P10"/>
      <text:p text:style-name="P14">2 Przebieg ćwiczenia</text:p>
      <text:p text:style-name="P14"/>
      <text:p text:style-name="P14">2.1 <text:span text:style-name="T4">Zagadnienia teoretyczne</text:span></text:p>
      <text:p text:style-name="P18"/>
      <text:p text:style-name="P20">Przed przystąpieniem do realizacji programów zapoznano się z <text:span text:style-name="T6">teoretycznymi zagadnieniami opisanymi w punkcie 1.1.</text:span></text:p>
      <text:p text:style-name="P20"/>
      <text:p text:style-name="P21"><text:span text:style-name="T7">1. </text:span>Zawartość stosu w momencie uruchomienia funkcji _start.</text:p>
      <text:p text:style-name="P24"><text:tab/>W momencie uruchomienia funkcji _start na stosie znajdują się kolejno: ścieżka wykonywanego programu, parametry przekazane do programu, zmienne środowiskowe. Zawartość stosu sprawdzono empirycznie. </text:p>
      <text:p text:style-name="P24"/>
      <text:p text:style-name="P21"><text:span text:style-name="T7">2. </text:span>Wczytywanie cyfr ze standardowego wejścia i wyświetlanie ich na standardowe wyjście.</text:p>
      <text:p text:style-name="P24"><text:tab/>Liczby wczytane ze standardowego wejścia do bufora, wczytywane są jako znaki <text:span text:style-name="T9">ASCII</text:span> zapisane w systemie szesnastkowym. Przykładowo podając cyfrę ‘8’, której kod <text:span text:style-name="T9">ASCII</text:span> jest <text:span text:style-name="T8">równy 56 w systemie dziesiętnym, do bufora zostanie zapisana jego wartość w systemie szesnastkowym czyli 0x38. Zapis jednej cyfry odbywa się na jednym bajcie, zapisując do bufora liczbę np. 5678, pod kontrolą gdb można sprawdzić zawartość tego bufora np. poleceniem x/8bx adres_bufora → adres_bufora: 0x35 0x36 0x37 0x38 0x00 0x00 0x00 0x00. Chcą wykonać operację arytmetyczne na wczytywanych liczbach z konsoli, należy je najpierw przekształcić na jej odpowiednik w systemie szesnastkowym, w tym przypadku byłaby to wartość 0x162E. Dopiero na takiej liczbie można wykonać operację arytmetyczną. Następnie wynik takiej operacji przed wyświetleniem na ekranie należy przekształcić na reprezentację w kodzie ASCII. </text:span></text:p>
      <text:p text:style-name="P24"/>
      <text:p text:style-name="P21"><text:span text:style-name="T9">3. </text:span>Przekazywanie parametrów do funkcji bibliotecznych</text:p>
      <text:p text:style-name="P23"><text:tab/><text:span text:style-name="T9">Przekazywanie parametrów do funkcji bibliotecznych odbywa się w odwróconej kolejności tzn. ostatni parametr funkcji przekazuję się jako pierwszy poprzez wrzucenie jego wartości na stos poleceniem pop, pierwszy parametr funkcji przekazuje się jako ostatni. Przekazywanie parametrów do funkcji odbywa się poprzez umieszczanie ich na stosie, bezpośrednio przed wywołaniem funkcji. </text:span></text:p>
      <text:p text:style-name="P23"/>
      <text:p text:style-name="P23"><text:span text:style-name="T9">4. </text:span>Prezentacja ramki stosu dla wywołania funkcji bibliotecznej </text:p>
      <text:p text:style-name="P23"/>
      <text:p text:style-name="P21"><text:span text:style-name="T9">5. </text:span>Obowiązujące komendy debuggera</text:p>
      <text:p text:style-name="P22"><text:tab/><text:span text:style-name="T12">Opisy komend oraz sposób ich wykorzystania sprawdzano poleceniem help w debugerze.</text:span></text:p>
      <text:p text:style-name="P22"/>
      <text:p text:style-name="P22"><text:span text:style-name="T10"><text:tab/>disasseble - wykonuje zrzut pamięci wczytanego programu w danym miejscu, po komendzie <text:tab/><text:tab/>podaje się nazwę funkcji lub adres w pamięci</text:span></text:p>
      <text:p text:style-name="P22"><text:span text:style-name="T10"><text:tab/>flaga /r do disassemble - dodanie surowych instrukcji w systemie szesnastkowym</text:span></text:p>
      <text:p text:style-name="P22"><text:soft-page-break/><text:span text:style-name="T10"><text:tab/>breakpoint - ustawienie w programie breakpointa, po poleceniu należy podać numer linii lub <text:tab/><text:tab/>nazwę funkcji</text:span></text:p>
      <text:p text:style-name="P22"><text:span text:style-name="T10"><text:tab/>delete - usuwa wcześniej ustawione breakpointy</text:span></text:p>
      <text:p text:style-name="P22"><text:span text:style-name="T10"><text:tab/>watch - ustawienie breakpointa na zmiennej, za każdym razem, gdy wartość zmiennej <text:tab/><text:tab/><text:tab/>zostanie zmieniona program się zatrzyma i wyświetli wartość zmiennej</text:span></text:p>
      <text:p text:style-name="P22"><text:span text:style-name="T10"><text:tab/>condition – ustawia dla wskazanego breakpointa warunek, który musi zostać spełniony, gdy <text:tab/><text:tab/>program dojdzie do wskazanego breakpointa</text:span></text:p>
      <text:p text:style-name="P22"><text:span text:style-name="T10"><text:tab/>step - po zatrzymaniu programu, funkcja step uruchamia następny krok programu, jeżeli jest <text:tab/><text:tab/>to funkcja to nie wchodzi do środka funkcji</text:span></text:p>
      <text:p text:style-name="P22"><text:span text:style-name="T10"><text:tab/>stepi - <text:s/>tak samo jak step, z tym, że w przypadku trafienie na funkcję, wchodzi do niej</text:span></text:p>
      <text:p text:style-name="P22"><text:span text:style-name="T10"><text:tab/>next – przejście programu do następnej linii, nie wchodzi do funkcji</text:span></text:p>
      <text:p text:style-name="P22"><text:span text:style-name="T10"><text:tab/>nexti – przejście programu do następnej linii, wchodzi do funkcji</text:span></text:p>
      <text:p text:style-name="P22"><text:span text:style-name="T10"><text:tab/>continue – kontynuuje debugowanie do następnego breakpointa, przerwania lub końca</text:span></text:p>
      <text:p text:style-name="P22"><text:span text:style-name="T10"><text:tab/>finish – kończy debugowanie funkcji, w której się znajduje</text:span></text:p>
      <text:p text:style-name="P22"><text:span text:style-name="T10"><text:tab/>info registers – wyświetla zawartość rejestrów</text:span></text:p>
      <text:p text:style-name="P22"><text:span text:style-name="T10"><text:tab/>info all-registers – wyświetla zawartość rejestrów oraz flag</text:span></text:p>
      <text:p text:style-name="P22"><text:span text:style-name="T10"><text:tab/>print – wyświetla zawartość pod wskazanym adresem</text:span></text:p>
      <text:p text:style-name="P22"><text:span text:style-name="T10"><text:tab/>display – wyświetla zawartość pod wskazanym adresem, za każdym razem jak program się <text:tab/><text:tab/>zatrzyma</text:span></text:p>
      <text:p text:style-name="P25"><text:tab/>x/Nbx adres – <text:span text:style-name="T11">wyświetla zawartość danego adresu w formacie szesnastkowym, N <text:tab/><text:tab/><text:tab/>odpowiada liczbie wyświetlonych bajtów</text:span></text:p>
      <text:p text:style-name="P26"><text:tab/>x/Nwf - <text:span text:style-name="T11">wyświetla zawartość danego adresu w formacie float, N odpowiada liczbie słów <text:tab/><text:tab/>maszynowych</text:span></text:p>
      <text:p text:style-name="P26"><text:tab/>x/Ni - <text:span text:style-name="T11">wyświetla zawartość danego adresu w formie instrukcji</text:span></text:p>
      <text:p text:style-name="P25"><text:tab/>dump – <text:span text:style-name="T11">wykonuje zrzut pamięci i zapisuje jej zawartość od wskazanego pliku</text:span></text:p>
      <text:p text:style-name="P27"/>
      <text:p text:style-name="P23"/>
      <text:p text:style-name="P15">2.2 Uruchomienie programu</text:p>
      <text:p text:style-name="P29"/>
      <text:p text:style-name="P29"><text:tab/>Procedura uruchamiania programu odbyła się na takiej samej zasadzie jak podczas wykonywania ćwiczeń na poprzednich zajęciach, z wykorzystaniem pliku Makefile. Ta część ćwiczeń została opisana w sprawozdaniu do laboratorium „Podstawy uruchomienia programów asemblerowych na platformie Linux/x86”.</text:p>
      <text:p text:style-name="P29"/>
      <text:p text:style-name="P16">2.3 Konstrukcja pliku źródłowego</text:p>
      <text:p text:style-name="P2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1:19:06.647179628</meta:creation-date>
    <dc:date>2019-04-07T19:47:32.934256324</dc:date>
    <meta:editing-duration>PT5H25M39S</meta:editing-duration>
    <meta:editing-cycles>3</meta:editing-cycles>
    <meta:generator>LibreOffice/6.0.7.3$Linux_X86_64 LibreOffice_project/00m0$Build-3</meta:generator>
    <meta:document-statistic meta:table-count="0" meta:image-count="0" meta:object-count="0" meta:page-count="3" meta:paragraph-count="72" meta:word-count="908" meta:character-count="6781" meta:non-whitespace-character-count="5849"/>
  </office:meta>
</office:document-meta>
</file>